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micSansMS-Bold" svg:font-family="ComicSansMS-Bold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9.288cm" table:align="margins"/>
    </style:style>
    <style:style style:name="Tableau5.A" style:family="table-column">
      <style:table-column-properties style:column-width="19.288cm" style:rel-column-width="65535*"/>
    </style:style>
    <style:style style:name="Tableau5.A1" style:family="table-cell">
      <style:table-cell-properties style:vertical-align="" fo:padding="0.097cm" fo:border="0.002cm solid #000000"/>
    </style:style>
    <style:style style:name="Tableau2" style:family="table">
      <style:table-properties style:width="19.288cm" table:align="margins"/>
    </style:style>
    <style:style style:name="Tableau2.A" style:family="table-column">
      <style:table-column-properties style:column-width="19.288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9.288cm" table:align="margins"/>
    </style:style>
    <style:style style:name="Tableau3.A" style:family="table-column">
      <style:table-column-properties style:column-width="19.288cm" style:rel-column-width="65535*"/>
    </style:style>
    <style:style style:name="Tableau3.A1" style:family="table-cell">
      <style:table-cell-properties fo:padding="0.097cm" fo:border="0.002cm solid #000000"/>
    </style:style>
    <style:style style:name="Tableau1" style:family="table">
      <style:table-properties style:width="19.288cm" table:align="margins"/>
    </style:style>
    <style:style style:name="Tableau1.A" style:family="table-column">
      <style:table-column-properties style:column-width="19.288cm" style:rel-column-width="65535*"/>
    </style:style>
    <style:style style:name="Tableau1.A1" style:family="table-cell">
      <style:table-cell-properties fo:padding="0.097cm" fo:border="0.002cm solid #000000"/>
    </style:style>
    <style:style style:name="Tableau4" style:family="table">
      <style:table-properties style:width="19.288cm" table:align="margins"/>
    </style:style>
    <style:style style:name="Tableau4.A" style:family="table-column">
      <style:table-column-properties style:column-width="19.288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mic Sans MS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omic Sans M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mic Sans MS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font-size="6pt" fo:font-weight="bold" style:font-size-asian="6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style:font-name-asian="ComicSansMS-Bold" style:font-name-complex="ComicSansMS-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-asian="ComicSansMS-Bold" style:font-name-complex="ComicSansMS-Bold"/>
    </style:style>
    <style:style style:name="T13" style:family="text">
      <style:text-properties style:font-name="Comic Sans MS"/>
    </style:style>
    <style:style style:name="T14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1">Yann Teddy ROPAUL <text:s text:c="2"/></text:p>
            <text:p text:style-name="P11">Élève-Informaticien </text:p>
          </table:table-cell>
        </table:table-row>
      </table:table>
      <text:p text:style-name="P1">11/05/1992</text:p>
      <text:p text:style-name="P1">06 Place docteur Yersin</text:p>
      <text:p text:style-name="P1">75013 Paris<text:tab/><text:tab/><text:tab/><text:tab/><text:tab/><text:tab/></text:p>
      <text:p text:style-name="P1">07 86 39 60 47</text:p>
      <text:p text:style-name="P1"><text:a xlink:type="simple" xlink:href="mailto:yannteddy.ropaul@gmail.com"><text:span text:style-name="T13">yannteddy.ropaul@gmail.com</text:span></text:a> 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Études </text:p>
          </table:table-cell>
        </table:table-row>
      </table:table>
      <text:p text:style-name="P1"/>
      <text:p text:style-name="P2">2014-...<text:tab/><text:tab/><text:tab/><text:tab/><text:span text:style-name="T1">Master Informatique</text:span> spécialité ANDROIDE :Agents Distribués, Robotique, <text:tab/><text:tab/><text:tab/><text:tab/><text:tab/>Recherche Opérationnelle, Interaction, Décision (Intelligence Artificielle) à <text:tab/><text:tab/><text:tab/><text:tab/><text:tab/>l'Université <text:s/>Pierre et Marie Curie (Paris VI).</text:p>
      <text:p text:style-name="P2"/>
      <text:p text:style-name="P1">2013-2014<text:tab/><text:tab/><text:tab/><text:span text:style-name="T1">Licence Informatique</text:span> à l'Université <text:s/>Pierre et Marie Curie. Obtenu <text:s/>avec Mention AB.</text:p>
      <text:p text:style-name="P1"/>
      <text:p text:style-name="P2">2012-2013 <text:tab/><text:tab/><text:tab/><text:span text:style-name="T1">Élève-ingénieur</text:span> en électronique et informatique à <text:span text:style-name="T1"><text:s/></text:span><text:span text:style-name="T3">Polytech'Paris UPMC</text:span><text:span text:style-name="T4">, première <text:tab/><text:tab/><text:tab/><text:tab/><text:tab/>année d'école d'ingénieurs, </text:span>Université Pierre et Marie Curie. <text:s/></text:p>
      <text:p text:style-name="P1"/>
      <text:p text:style-name="P1">2010-2012<text:tab/><text:tab/><text:tab/><text:span text:style-name="T1">École préparatoire</text:span> intégrée à <text:span text:style-name="T2">Polytech'Paris UPMC </text:span>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Expériences professionnelles</text:p>
          </table:table-cell>
        </table:table-row>
      </table:table>
      <text:p text:style-name="P6"/>
      <text:p text:style-name="P6"><text:span text:style-name="T9">Juin/Juillet 2015</text:span><text:span text:style-name="T6"><text:tab/><text:tab/>Stage en laboratoire </text:span><text:span text:style-name="T9"><text:s/>au CNRS de Moulis. Sujet : conception de « nichoir <text:tab/><text:tab/><text:tab/><text:tab/><text:tab/><text:tab/>intelligente » pour l'étude de la cognition.</text:span></text:p>
      <text:p text:style-name="P7"/>
      <text:p text:style-name="P4"><text:span text:style-name="T6">Juin/Juillet <text:s/>2014<text:tab/><text:tab/></text:span><text:span text:style-name="T7">Stage en laboratoire </text:span><text:span text:style-name="T6"><text:s/>au LIP6. Sujet : série temporelle et périodicité. </text:span></text:p>
      <text:p text:style-name="P6"/>
      <text:p text:style-name="P7">Juin/Juillet 2013 <text:tab/><text:tab/><text:span text:style-name="T1">Stage administratif</text:span> à ELIS, entreprise de location et entretien de linges dans le <text:tab/><text:tab/><text:tab/><text:tab/><text:tab/>secteur privé.<text:tab/></text:p>
      <text:p text:style-name="P7"><text:tab/><text:tab/><text:tab/><text:tab/>Mission :Préparation de contentieux, secrétariat , gestion de données, relation client.</text:p>
      <text:p text:style-name="P7"/>
      <text:p text:style-name="P1"><text:span text:style-name="T6">Juillet 2011</text:span><text:tab/><text:tab/><text:tab/><text:span text:style-name="T1">Recruteur </text:span>à l'INSEA institut de statistiques, Sorbonne. Secteur de la recherche <text:tab/><text:tab/><text:tab/><text:tab/><text:tab/>doctorale en sociologie et en sciences économiques.</text:p>
      <text:p text:style-name="P1"><text:tab/><text:tab/><text:tab/><text:tab/>Mission : Micro-trottoir, communication avec le public, <text:s/>négociation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Compétences</text:p>
          </table:table-cell>
        </table:table-row>
      </table:table>
      <text:p text:style-name="P1"/>
      <text:p text:style-name="P9"><text:span text:style-name="T11">Compétences informatiques :</text:span><text:span text:style-name="T8"> <text:tab/>C, C++, Java, Python, Android,Java EE, Qt, Javascript, <text:s/>Html/Css, <text:tab/><text:tab/><text:tab/><text:tab/><text:tab/><text:tab/>SQL,Ada,</text:span><text:span text:style-name="T12"> scheme, SolidWork, </text:span><text:span text:style-name="T8">UML, Netlogo</text:span></text:p>
      <text:p text:style-name="P6"/>
      <text:p text:style-name="P1"><text:span text:style-name="T10">Langues connues :</text:span><text:span text:style-name="T1"><text:tab/><text:tab/>Anglais</text:span> <text:span text:style-name="T1">: </text:span>niveau<text:span text:style-name="T1"> </text:span>B1, <text:s/>700/990 <text:s/>aux tests niveau TOIC</text:p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Associatif</text:p>
          </table:table-cell>
        </table:table-row>
      </table:table>
      <text:p text:style-name="P8"/>
      <text:p text:style-name="P8">2014-...<text:tab/><text:tab/><text:tab/><text:tab/><text:span text:style-name="T1">Conseiller</text:span> du département de formation <text:s/>du Masters de l'UFR d'informatique. <text:tab/></text:p>
      <text:p text:style-name="P5"/>
      <text:p text:style-name="P8">2014-...<text:tab/><text:tab/><text:tab/><text:tab/><text:span text:style-name="T1">Secrétaire </text:span>de l'association des étudiants d'informatique de Paris 6 (AEIP6). </text:p>
      <text:p text:style-name="P5"/>
      <text:p text:style-name="P8">2013-2014<text:tab/><text:tab/><text:tab/><text:span text:style-name="T1">Membre </text:span>de <text:span text:style-name="T2">Robotech'UPMC </text:span><text:span text:style-name="T5">, association de découverte de la robotique.</text:span></text:p>
      <text:p text:style-name="P10"><text:tab/><text:tab/><text:tab/><text:tab/>Projet : réalisation d'une interface d'écran 3D constitué de LED et implémentation de <text:tab/><text:tab/><text:tab/><text:tab/>jeux 3D</text:p>
      <text:p text:style-name="P5"/>
      <text:p text:style-name="P8">2011-2013 <text:tab/><text:tab/><text:tab/><text:span text:style-name="T1">Responsable de chronique</text:span> à <text:s/><text:span text:style-name="T2">TV Jussieu</text:span>, association de télévision étudiante à<text:tab/><text:tab/><text:tab/><text:tab/><text:tab/> l'université Pierre et Marie Curi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micSansMS-Bold" svg:font-family="ComicSansMS-Bold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85cm" fo:margin-bottom="0.252cm" fo:margin-left="0.873cm" fo:margin-right="0.8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09:12:14.62</meta:creation-date>
    <meta:editing-duration>P14DT6H35M4S</meta:editing-duration>
    <meta:editing-cycles>53</meta:editing-cycles>
    <meta:generator>OpenOffice/4.0.0$Win32 OpenOffice.org_project/400m3$Build-9702</meta:generator>
    <dc:date>2015-10-06T14:05:15.25</dc:date>
    <meta:document-statistic meta:table-count="5" meta:image-count="0" meta:object-count="0" meta:page-count="1" meta:paragraph-count="28" meta:word-count="267" meta:character-count="2097"/>
  </office:meta>
</office:document-meta>
</file>